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9c6" officeooo:paragraph-rsid="0015d9c6"/>
    </style:style>
    <style:style style:name="P2" style:family="paragraph" style:parent-style-name="Standard">
      <style:text-properties officeooo:rsid="0015e51e" officeooo:paragraph-rsid="0015e51e"/>
    </style:style>
    <style:style style:name="P3" style:family="paragraph" style:parent-style-name="Standard">
      <style:text-properties officeooo:rsid="0017ec27" officeooo:paragraph-rsid="0017ec27"/>
    </style:style>
    <style:style style:name="P4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/>
      <style:text-properties officeooo:rsid="0015e51e" officeooo:paragraph-rsid="0015e51e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/>
      <style:text-properties officeooo:rsid="0015e51e" officeooo:paragraph-rsid="0015e51e"/>
    </style:style>
    <style:style style:name="T1" style:family="text">
      <style:text-properties officeooo:rsid="0016b500"/>
    </style:style>
    <style:style style:name="T2" style:family="text">
      <style:text-properties officeooo:rsid="0017e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hen Ranger</text:p>
      <text:p text:style-name="P1">Computational Geometry</text:p>
      <text:p text:style-name="P1">Homework 1</text:p>
      <text:p text:style-name="P1">Due Date: 2015-02-22</text:p>
      <text:p text:style-name="P1"/>
      <text:p text:style-name="P2">Given a set S of disjoint triangles, finding a set of n-1 lines to connect each in O(n log n) time could be defined as follows:</text:p>
      <text:p text:style-name="P2"/>
      <text:p text:style-name="P2">----------------------------------------------</text:p>
      <text:p text:style-name="P2">for minX &lt;= x &lt;= maxX</text:p>
      <text:p text:style-name="P2"><text:tab/>check intersections with triangles</text:p>
      <text:p text:style-name="P2"><text:tab/><text:tab/>- if intersection occurs, mark corner of triangle</text:p>
      <text:p text:style-name="P2"><text:tab/><text:tab/><text:tab/><text:span text:style-name="T1">+ </text:span>follow connecting edges, marking other two points until done</text:p>
      <text:p text:style-name="P2"/>
      <text:p text:style-name="P2"><text:tab/><text:tab/>- if parallel with line, mark corners at end of edge</text:p>
      <text:p text:style-name="P2"><text:tab/><text:tab/><text:tab/><text:span text:style-name="T1">+ </text:span>follow connecting edges, marking final point</text:p>
      <text:p text:style-name="P2"/>
      <text:p text:style-name="P2"><text:tab/><text:tab/>- <text:span text:style-name="T1">if a current triangle is being tracked and a new triangle begins, draw line between them</text:span></text:p>
      <text:p text:style-name="P2"><text:tab/><text:tab/><text:tab/><text:span text:style-name="T1">+</text:span> <text:span text:style-name="T1">if multiple triangles being tracked, use the triangle closest to new triangle</text:span></text:p>
      <text:p text:style-name="P4"/>
      <text:p text:style-name="P5"><text:span text:style-name="T1">- if a new triangle is found without a triangle currently tracking, draw line between it and previously seen triangle</text:span></text:p>
      <text:p text:style-name="P5"/>
      <text:p text:style-name="P5">- <text:span text:style-name="T2">mark newly found triangle as newest</text:span></text:p>
      <text:p text:style-name="P2">----------------------------------------------</text:p>
      <text:p text:style-name="P2"/>
      <text:p text:style-name="P2"/>
      <text:p text:style-name="P2">For my data structures, <text:span text:style-name="T1">I would store a list of currently tracking triangles as well as a list of output lines. As I sweep across, I would insert lines between triangles as they occur.</text:span></text:p>
      <text:p text:style-name="P2"/>
      <text:p text:style-name="P3">The sweeping will fall into the following categories:</text:p>
      <text:p text:style-name="P3">1. Line intersects single vertex</text:p>
      <text:p text:style-name="P3"><text:tab/>a. Mark as start of new triangle</text:p>
      <text:p text:style-name="P3">2. Line intersects parallel line</text:p>
      <text:p text:style-name="P3"><text:tab/>a. Mark as edge of new triangle</text:p>
      <text:p text:style-name="P3">3. Line intersects existing line</text:p>
      <text:p text:style-name="P3"><text:tab/>a. determine which triangle it belongs (slope and intercept of previous lines can be used)</text:p>
      <text:p text:style-name="P3"/>
      <text:p text:style-name="P3">Of the following, during 1 and 2, we will be finding a new triangle. <text:s/>In these cases, the new triangle will be connected to the most recently found triangle; if two exist, use the one closest. All three can occur concurre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1:44:56.225000000</meta:creation-date>
    <dc:date>2015-02-21T13:07:14.167000000</dc:date>
    <meta:editing-duration>PT1H22M18S</meta:editing-duration>
    <meta:editing-cycles>4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26" meta:word-count="267" meta:character-count="1603" meta:non-whitespace-character-count="1342"/>
  </office:meta>
</office:document-meta>
</file>